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70">
      <style:table-cell-properties fo:background-color="#81d41a"/>
    </style:style>
    <style:style style:name="ce7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3" style:family="table-cell" style:parent-style-name="Default" style:data-style-name="N70"/>
    <style:style style:name="ce8" style:family="table-cell" style:parent-style-name="Default" style:data-style-name="N70">
      <style:text-properties fo:color="#999999"/>
    </style:style>
    <style:style style:name="ce15" style:family="table-cell" style:parent-style-name="Default" style:data-style-name="N0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31633.904975" calcext:value-type="float">
            <text:p>31633.904975</text:p>
          </table:table-cell>
          <table:table-cell table:formula="of:=[.H2]/24/365" office:value-type="float" office:value="3.61117636700913" calcext:value-type="float">
            <text:p>3.61117636700913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3"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3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3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3"/>
          <table:table-cell office:value-type="float" office:value="5.6" calcext:value-type="float">
            <text:p>5.6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195" calcext:value-type="float">
            <text:p>54.195</text:p>
          </table:table-cell>
          <table:table-cell office:value-type="string" calcext:value-type="string">
            <text:p>05/04/2022 – 13:1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Ids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7667" calcext:value-type="float">
            <text:p>42.376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7:38: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43167" calcext:value-type="float">
            <text:p>43.43167</text:p>
          </table:table-cell>
          <table:table-cell office:value-type="string" calcext:value-type="string">
            <text:p>12/04/2022 – 10:32</text:p>
          </table:table-cell>
          <table:table-cell/>
          <table:table-cell table:style-name="ce18" office:value-type="string" calcext:value-type="string">
            <text:p>42:22: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4389" calcext:value-type="float">
            <text:p>47.54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4" calcext:value-type="float">
            <text:p>88458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9889" calcext:value-type="float">
            <text:p>38.298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5" calcext:value-type="float">
            <text:p>88458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5" calcext:value-type="float">
            <text:p>47.295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6" calcext:value-type="float">
            <text:p>88458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1667" calcext:value-type="float">
            <text:p>45.816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7" calcext:value-type="float">
            <text:p>88458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23222" calcext:value-type="float">
            <text:p>42.2322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8" calcext:value-type="float">
            <text:p>88458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74" calcext:value-type="float">
            <text:p>47.74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09" calcext:value-type="float">
            <text:p>88458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33611" calcext:value-type="float">
            <text:p>43.336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0" calcext:value-type="float">
            <text:p>88458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278" calcext:value-type="float">
            <text:p>43.762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1" calcext:value-type="float">
            <text:p>88458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2361" calcext:value-type="float">
            <text:p>42.5236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2" calcext:value-type="float">
            <text:p>88458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9389" calcext:value-type="float">
            <text:p>32.09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3" calcext:value-type="float">
            <text:p>88458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3111" calcext:value-type="float">
            <text:p>32.23111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4" calcext:value-type="float">
            <text:p>88458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7778" calcext:value-type="float">
            <text:p>45.47778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5" calcext:value-type="float">
            <text:p>88458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9917" calcext:value-type="float">
            <text:p>42.39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6" calcext:value-type="float">
            <text:p>88458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64639" calcext:value-type="float">
            <text:p>42.64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7" calcext:value-type="float">
            <text:p>88458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0167" calcext:value-type="float">
            <text:p>47.1016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8" calcext:value-type="float">
            <text:p>88458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0.92472" calcext:value-type="float">
            <text:p>50.92472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819" calcext:value-type="float">
            <text:p>88458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01389" calcext:value-type="float">
            <text:p>46.01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3" calcext:value-type="float">
            <text:p>88691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9.20028" calcext:value-type="float">
            <text:p>49.20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4" calcext:value-type="float">
            <text:p>88691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835" calcext:value-type="float">
            <text:p>43.83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5" calcext:value-type="float">
            <text:p>88691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54" calcext:value-type="float">
            <text:p>44.5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6" calcext:value-type="float">
            <text:p>88691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6806" calcext:value-type="float">
            <text:p>43.06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7" calcext:value-type="float">
            <text:p>88691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82667" calcext:value-type="float">
            <text:p>43.826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8" calcext:value-type="float">
            <text:p>88691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5556" calcext:value-type="float">
            <text:p>43.05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79" calcext:value-type="float">
            <text:p>88691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18139" calcext:value-type="float">
            <text:p>44.18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0" calcext:value-type="float">
            <text:p>88691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39" calcext:value-type="float">
            <text:p>43.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1" calcext:value-type="float">
            <text:p>88691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49139" calcext:value-type="float">
            <text:p>44.49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2" calcext:value-type="float">
            <text:p>88691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44806" calcext:value-type="float">
            <text:p>44.44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3" calcext:value-type="float">
            <text:p>88691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47111" calcext:value-type="float">
            <text:p>42.471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4" calcext:value-type="float">
            <text:p>88691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9056" calcext:value-type="float">
            <text:p>47.29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5" calcext:value-type="float">
            <text:p>88691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67028" calcext:value-type="float">
            <text:p>41.67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6" calcext:value-type="float">
            <text:p>88691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60444" calcext:value-type="float">
            <text:p>42.604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7" calcext:value-type="float">
            <text:p>88691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4375" calcext:value-type="float">
            <text:p>44.437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8" calcext:value-type="float">
            <text:p>88691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26389" calcext:value-type="float">
            <text:p>41.26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89" calcext:value-type="float">
            <text:p>88691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07028" calcext:value-type="float">
            <text:p>41.07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0" calcext:value-type="float">
            <text:p>88691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90389" calcext:value-type="float">
            <text:p>44.903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1" calcext:value-type="float">
            <text:p>88691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87944" calcext:value-type="float">
            <text:p>46.87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2" calcext:value-type="float">
            <text:p>88691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15222" calcext:value-type="float">
            <text:p>45.152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3" calcext:value-type="float">
            <text:p>88691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7.34528" calcext:value-type="float">
            <text:p>37.345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4" calcext:value-type="float">
            <text:p>88691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37861" calcext:value-type="float">
            <text:p>43.37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5" calcext:value-type="float">
            <text:p>88691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36944" calcext:value-type="float">
            <text:p>43.36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6" calcext:value-type="float">
            <text:p>88691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7" office:value-type="string" calcext:value-type="string">
            <text:p>MISSING</text:p>
          </table:table-cell>
          <table:table-cell/>
          <table:table-cell office:value-type="string" calcext:value-type="string">
            <text:p>28/04/2022 – 11:14</text:p>
          </table:table-cell>
          <table:table-cell table:style-name="ce10" office:value-type="string" calcext:value-type="string">
            <text:p><text:s/></text:p>
          </table:table-cell>
          <table:table-cell office:value-type="float" office:value="8869197" calcext:value-type="float">
            <text:p>88691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9425" calcext:value-type="float">
            <text:p>45.942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8" calcext:value-type="float">
            <text:p>88691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9.94417" calcext:value-type="float">
            <text:p>39.94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199" calcext:value-type="float">
            <text:p>88691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92833" calcext:value-type="float">
            <text:p>46.928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0" calcext:value-type="float">
            <text:p>88692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9.65694" calcext:value-type="float">
            <text:p>39.656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1" calcext:value-type="float">
            <text:p>88692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88861" calcext:value-type="float">
            <text:p>42.88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2" calcext:value-type="float">
            <text:p>88692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3778" calcext:value-type="float">
            <text:p>47.2377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3" calcext:value-type="float">
            <text:p>88692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0306" calcext:value-type="float">
            <text:p>47.20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4" calcext:value-type="float">
            <text:p>88692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91556" calcext:value-type="float">
            <text:p>46.91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5" calcext:value-type="float">
            <text:p>88692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73611" calcext:value-type="float">
            <text:p>42.736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6" calcext:value-type="float">
            <text:p>88692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21806" calcext:value-type="float">
            <text:p>43.21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7" calcext:value-type="float">
            <text:p>88692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03" calcext:value-type="float">
            <text:p>38.0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8" calcext:value-type="float">
            <text:p>88692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17528" calcext:value-type="float">
            <text:p>38.175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09" calcext:value-type="float">
            <text:p>88692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44056" calcext:value-type="float">
            <text:p>43.44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0" calcext:value-type="float">
            <text:p>88692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49056" calcext:value-type="float">
            <text:p>45.49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1" calcext:value-type="float">
            <text:p>88692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69028" calcext:value-type="float">
            <text:p>45.69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2" calcext:value-type="float">
            <text:p>88692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69806" calcext:value-type="float">
            <text:p>41.69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3" calcext:value-type="float">
            <text:p>88692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10944" calcext:value-type="float">
            <text:p>47.10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4" calcext:value-type="float">
            <text:p>88692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25806" calcext:value-type="float">
            <text:p>47.258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5" calcext:value-type="float">
            <text:p>88692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61944" calcext:value-type="float">
            <text:p>44.619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6" calcext:value-type="float">
            <text:p>88692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60028" calcext:value-type="float">
            <text:p>38.60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7" calcext:value-type="float">
            <text:p>88692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8.56722" calcext:value-type="float">
            <text:p>38.567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8" calcext:value-type="float">
            <text:p>88692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24056" calcext:value-type="float">
            <text:p>46.240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19" calcext:value-type="float">
            <text:p>88692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30194" calcext:value-type="float">
            <text:p>41.301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0" calcext:value-type="float">
            <text:p>88692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50194" calcext:value-type="float">
            <text:p>43.501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1" calcext:value-type="float">
            <text:p>88692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78972" calcext:value-type="float">
            <text:p>44.789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2" calcext:value-type="float">
            <text:p>88692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2.61889" calcext:value-type="float">
            <text:p>42.61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3" calcext:value-type="float">
            <text:p>88692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8.90889" calcext:value-type="float">
            <text:p>48.90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4" calcext:value-type="float">
            <text:p>88692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22" calcext:value-type="float">
            <text:p>41.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5" calcext:value-type="float">
            <text:p>88692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8.26417" calcext:value-type="float">
            <text:p>58.26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6" calcext:value-type="float">
            <text:p>88692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4925" calcext:value-type="float">
            <text:p>47.492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7" calcext:value-type="float">
            <text:p>88692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1.71083" calcext:value-type="float">
            <text:p>31.7108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8" calcext:value-type="float">
            <text:p>88692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6.67833" calcext:value-type="float">
            <text:p>46.678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29" calcext:value-type="float">
            <text:p>88692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1.75028" calcext:value-type="float">
            <text:p>31.7502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0" calcext:value-type="float">
            <text:p>88692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1.25694" calcext:value-type="float">
            <text:p>31.2569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1" calcext:value-type="float">
            <text:p>88692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08417" calcext:value-type="float">
            <text:p>45.08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2" calcext:value-type="float">
            <text:p>88692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2.31861" calcext:value-type="float">
            <text:p>32.31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3" calcext:value-type="float">
            <text:p>88692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4.93306" calcext:value-type="float">
            <text:p>34.93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4" calcext:value-type="float">
            <text:p>88692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2.76167" calcext:value-type="float">
            <text:p>32.761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5" calcext:value-type="float">
            <text:p>88692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10278" calcext:value-type="float">
            <text:p>41.10278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6" calcext:value-type="float">
            <text:p>88692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83139" calcext:value-type="float">
            <text:p>45.8313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7" calcext:value-type="float">
            <text:p>88692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7.0275" calcext:value-type="float">
            <text:p>57.027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8" calcext:value-type="float">
            <text:p>88692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9861" calcext:value-type="float">
            <text:p>43.09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39" calcext:value-type="float">
            <text:p>88692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35.87167" calcext:value-type="float">
            <text:p>35.871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0" calcext:value-type="float">
            <text:p>88692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055" calcext:value-type="float">
            <text:p>41.055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1" calcext:value-type="float">
            <text:p>88692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3.07472" calcext:value-type="float">
            <text:p>43.074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2" calcext:value-type="float">
            <text:p>88692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7.65556" calcext:value-type="float">
            <text:p>57.65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3" calcext:value-type="float">
            <text:p>88692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0.65861" calcext:value-type="float">
            <text:p>50.6586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4" calcext:value-type="float">
            <text:p>88692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76444" calcext:value-type="float">
            <text:p>45.76444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5" calcext:value-type="float">
            <text:p>88692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44667" calcext:value-type="float">
            <text:p>41.4466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6" calcext:value-type="float">
            <text:p>88692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51.92889" calcext:value-type="float">
            <text:p>51.92889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7" calcext:value-type="float">
            <text:p>88692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7.40306" calcext:value-type="float">
            <text:p>47.4030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8" calcext:value-type="float">
            <text:p>88692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1.46333" calcext:value-type="float">
            <text:p>41.46333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49" calcext:value-type="float">
            <text:p>88692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.93556" calcext:value-type="float">
            <text:p>45.9355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0" calcext:value-type="float">
            <text:p>88692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8.56222" calcext:value-type="float">
            <text:p>48.5622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1" calcext:value-type="float">
            <text:p>88692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4.72417" calcext:value-type="float">
            <text:p>44.724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2" calcext:value-type="float">
            <text:p>88692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5" calcext:value-type="float">
            <text:p>32.20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0" calcext:value-type="float">
            <text:p>88458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444" calcext:value-type="float">
            <text:p>32.19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1" calcext:value-type="float">
            <text:p>88458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472" calcext:value-type="float">
            <text:p>32.24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2" calcext:value-type="float">
            <text:p>88458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972" calcext:value-type="float">
            <text:p>32.089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3" calcext:value-type="float">
            <text:p>88458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9639" calcext:value-type="float">
            <text:p>38.99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4" calcext:value-type="float">
            <text:p>88458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222" calcext:value-type="float">
            <text:p>32.132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5" calcext:value-type="float">
            <text:p>88458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333" calcext:value-type="float">
            <text:p>32.1333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6" calcext:value-type="float">
            <text:p>88458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0028" calcext:value-type="float">
            <text:p>47.50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7" calcext:value-type="float">
            <text:p>88458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0861" calcext:value-type="float">
            <text:p>38.2086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8" calcext:value-type="float">
            <text:p>88458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7944" calcext:value-type="float">
            <text:p>40.479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29" calcext:value-type="float">
            <text:p>88458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" calcext:value-type="float">
            <text:p>32.1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0" calcext:value-type="float">
            <text:p>88458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6.68806" calcext:value-type="float">
            <text:p>66.68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1" calcext:value-type="float">
            <text:p>88458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4917" calcext:value-type="float">
            <text:p>45.94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2" calcext:value-type="float">
            <text:p>88458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972" calcext:value-type="float">
            <text:p>43.879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3" calcext:value-type="float">
            <text:p>88458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806" calcext:value-type="float">
            <text:p>32.15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4" calcext:value-type="float">
            <text:p>88458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0778" calcext:value-type="float">
            <text:p>32.10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5" calcext:value-type="float">
            <text:p>88458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111" calcext:value-type="float">
            <text:p>32.14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6" calcext:value-type="float">
            <text:p>88458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111" calcext:value-type="float">
            <text:p>32.15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7" calcext:value-type="float">
            <text:p>88458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7389" calcext:value-type="float">
            <text:p>32.173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8" calcext:value-type="float">
            <text:p>88458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639" calcext:value-type="float">
            <text:p>32.14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39" calcext:value-type="float">
            <text:p>88458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278" calcext:value-type="float">
            <text:p>32.182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0" calcext:value-type="float">
            <text:p>88458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611" calcext:value-type="float">
            <text:p>32.156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1" calcext:value-type="float">
            <text:p>88458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45722" calcext:value-type="float">
            <text:p>32.45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2" calcext:value-type="float">
            <text:p>88458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667" calcext:value-type="float">
            <text:p>32.2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3" calcext:value-type="float">
            <text:p>88458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361" calcext:value-type="float">
            <text:p>32.1836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4" calcext:value-type="float">
            <text:p>88458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1583" calcext:value-type="float">
            <text:p>37.61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5" calcext:value-type="float">
            <text:p>88458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8167" calcext:value-type="float">
            <text:p>32.28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6" calcext:value-type="float">
            <text:p>88458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7028" calcext:value-type="float">
            <text:p>32.07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7" calcext:value-type="float">
            <text:p>88458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2806" calcext:value-type="float">
            <text:p>42.12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8" calcext:value-type="float">
            <text:p>88458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49" calcext:value-type="float">
            <text:p>88458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472" calcext:value-type="float">
            <text:p>32.13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0" calcext:value-type="float">
            <text:p>88458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472" calcext:value-type="float">
            <text:p>32.22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1" calcext:value-type="float">
            <text:p>88458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0417" calcext:value-type="float">
            <text:p>38.90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2" calcext:value-type="float">
            <text:p>88458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035" calcext:value-type="float">
            <text:p>41.03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3" calcext:value-type="float">
            <text:p>88458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944" calcext:value-type="float">
            <text:p>32.089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4" calcext:value-type="float">
            <text:p>88458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5" calcext:value-type="float">
            <text:p>88458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3222" calcext:value-type="float">
            <text:p>32.232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6" calcext:value-type="float">
            <text:p>88458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056" calcext:value-type="float">
            <text:p>32.150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7" calcext:value-type="float">
            <text:p>88458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7417" calcext:value-type="float">
            <text:p>41.974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8" calcext:value-type="float">
            <text:p>88458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25" calcext:value-type="float">
            <text:p>50.06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59" calcext:value-type="float">
            <text:p>88458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0" calcext:value-type="float">
            <text:p>88458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925" calcext:value-type="float">
            <text:p>43.792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1" calcext:value-type="float">
            <text:p>88458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23194" calcext:value-type="float">
            <text:p>46.23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2" calcext:value-type="float">
            <text:p>88458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8.32194" calcext:value-type="float">
            <text:p>68.32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3" calcext:value-type="float">
            <text:p>88458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11194" calcext:value-type="float">
            <text:p>36.11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4" calcext:value-type="float">
            <text:p>88458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194" calcext:value-type="float">
            <text:p>41.44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5" calcext:value-type="float">
            <text:p>88458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4528" calcext:value-type="float">
            <text:p>43.645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6" calcext:value-type="float">
            <text:p>88458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" calcext:value-type="float">
            <text:p>32.1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7" calcext:value-type="float">
            <text:p>88458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1583" calcext:value-type="float">
            <text:p>32.11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8" calcext:value-type="float">
            <text:p>88458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889" calcext:value-type="float">
            <text:p>32.18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69" calcext:value-type="float">
            <text:p>88458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139" calcext:value-type="float">
            <text:p>32.201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0" calcext:value-type="float">
            <text:p>88458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611" calcext:value-type="float">
            <text:p>32.136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1" calcext:value-type="float">
            <text:p>88458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4028" calcext:value-type="float">
            <text:p>32.2402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2" calcext:value-type="float">
            <text:p>88458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694" calcext:value-type="float">
            <text:p>32.216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3" calcext:value-type="float">
            <text:p>88458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778" calcext:value-type="float">
            <text:p>32.19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4" calcext:value-type="float">
            <text:p>88458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1667" calcext:value-type="float">
            <text:p>32.01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5" calcext:value-type="float">
            <text:p>88458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6167" calcext:value-type="float">
            <text:p>32.26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6" calcext:value-type="float">
            <text:p>88458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333" calcext:value-type="float">
            <text:p>32.2233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7" calcext:value-type="float">
            <text:p>88458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0722" calcext:value-type="float">
            <text:p>32.20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8" calcext:value-type="float">
            <text:p>88458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7472" calcext:value-type="float">
            <text:p>38.2747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79" calcext:value-type="float">
            <text:p>88458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1889" calcext:value-type="float">
            <text:p>32.31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0" calcext:value-type="float">
            <text:p>88458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0083" calcext:value-type="float">
            <text:p>43.00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1" calcext:value-type="float">
            <text:p>88458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9583" calcext:value-type="float">
            <text:p>32.19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2" calcext:value-type="float">
            <text:p>88458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38444" calcext:value-type="float">
            <text:p>40.38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3" calcext:value-type="float">
            <text:p>88458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55778" calcext:value-type="float">
            <text:p>39.55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4" calcext:value-type="float">
            <text:p>88458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6444" calcext:value-type="float">
            <text:p>42.5644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5" calcext:value-type="float">
            <text:p>88458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605" calcext:value-type="float">
            <text:p>42.60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6" calcext:value-type="float">
            <text:p>88458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722" calcext:value-type="float">
            <text:p>41.94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7" calcext:value-type="float">
            <text:p>88458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8.93806" calcext:value-type="float">
            <text:p>68.938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8" calcext:value-type="float">
            <text:p>88458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19167" calcext:value-type="float">
            <text:p>43.191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89" calcext:value-type="float">
            <text:p>88458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5639" calcext:value-type="float">
            <text:p>41.9563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0" calcext:value-type="float">
            <text:p>88458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3889" calcext:value-type="float">
            <text:p>41.93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1" calcext:value-type="float">
            <text:p>88458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6.06083" calcext:value-type="float">
            <text:p>66.06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2" calcext:value-type="float">
            <text:p>88458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36917" calcext:value-type="float">
            <text:p>47.36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3" calcext:value-type="float">
            <text:p>88458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13556" calcext:value-type="float">
            <text:p>43.13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4" calcext:value-type="float">
            <text:p>88458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5667" calcext:value-type="float">
            <text:p>32.0566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5" calcext:value-type="float">
            <text:p>88458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2083" calcext:value-type="float">
            <text:p>32.120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6" calcext:value-type="float">
            <text:p>88458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75" calcext:value-type="float">
            <text:p>32.1875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7" calcext:value-type="float">
            <text:p>88458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3583" calcext:value-type="float">
            <text:p>51.33583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8" calcext:value-type="float">
            <text:p>88458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917" calcext:value-type="float">
            <text:p>32.18917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899" calcext:value-type="float">
            <text:p>88458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2722" calcext:value-type="float">
            <text:p>32.22722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0" calcext:value-type="float">
            <text:p>88459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7194" calcext:value-type="float">
            <text:p>41.27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1" calcext:value-type="float">
            <text:p>88459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86889" calcext:value-type="float">
            <text:p>38.86889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2" calcext:value-type="float">
            <text:p>88459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2556" calcext:value-type="float">
            <text:p>32.12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3" calcext:value-type="float">
            <text:p>88459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23194" calcext:value-type="float">
            <text:p>42.23194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4" calcext:value-type="float">
            <text:p>88459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5" calcext:value-type="float">
            <text:p>88459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778" calcext:value-type="float">
            <text:p>32.087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6" calcext:value-type="float">
            <text:p>88459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3111" calcext:value-type="float">
            <text:p>42.83111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7" calcext:value-type="float">
            <text:p>88459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278" calcext:value-type="float">
            <text:p>32.21278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8" calcext:value-type="float">
            <text:p>88459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4306" calcext:value-type="float">
            <text:p>32.1430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09" calcext:value-type="float">
            <text:p>88459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21556" calcext:value-type="float">
            <text:p>32.21556</text:p>
          </table:table-cell>
          <table:table-cell office:value-type="string" calcext:value-type="string">
            <text:p>12/04/2022 – 10:32</text:p>
          </table:table-cell>
          <table:table-cell office:value-type="string" calcext:value-type="string">
            <text:p><text:s/></text:p>
          </table:table-cell>
          <table:table-cell office:value-type="float" office:value="8845910" calcext:value-type="float">
            <text:p>88459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5111" calcext:value-type="float">
            <text:p>41.65111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3" calcext:value-type="float">
            <text:p>88692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64972" calcext:value-type="float">
            <text:p>33.64972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4" calcext:value-type="float">
            <text:p>88692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3917" calcext:value-type="float">
            <text:p>45.63917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5" calcext:value-type="float">
            <text:p>88692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28/04/2022 – 11:14</text:p>
          </table:table-cell>
          <table:table-cell/>
          <table:table-cell office:value-type="float" office:value="8869256" calcext:value-type="float">
            <text:p>88692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7056" calcext:value-type="float">
            <text:p>42.0705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5" calcext:value-type="float">
            <text:p>88459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0917" calcext:value-type="float">
            <text:p>32.10917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6" calcext:value-type="float">
            <text:p>88459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8639" calcext:value-type="float">
            <text:p>32.0863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7" calcext:value-type="float">
            <text:p>88459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389" calcext:value-type="float">
            <text:p>32.16389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8" calcext:value-type="float">
            <text:p>88459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9306" calcext:value-type="float">
            <text:p>41.39306</text:p>
          </table:table-cell>
          <table:table-cell office:value-type="string" calcext:value-type="string">
            <text:p>12/04/2022 – 10:32</text:p>
          </table:table-cell>
          <table:table-cell/>
          <table:table-cell office:value-type="float" office:value="8845919" calcext:value-type="float">
            <text:p>88459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9944" calcext:value-type="float">
            <text:p>43.09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4" calcext:value-type="float">
            <text:p>89232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3639" calcext:value-type="float">
            <text:p>42.936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5" calcext:value-type="float">
            <text:p>89232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5222" calcext:value-type="float">
            <text:p>43.552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6" calcext:value-type="float">
            <text:p>89232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5167" calcext:value-type="float">
            <text:p>48.05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7" calcext:value-type="float">
            <text:p>89232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2944" calcext:value-type="float">
            <text:p>44.12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8" calcext:value-type="float">
            <text:p>89232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3333" calcext:value-type="float">
            <text:p>49.23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39" calcext:value-type="float">
            <text:p>89232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6806" calcext:value-type="float">
            <text:p>46.56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0" calcext:value-type="float">
            <text:p>89232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2583" calcext:value-type="float">
            <text:p>43.82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1" calcext:value-type="float">
            <text:p>89232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2225" calcext:value-type="float">
            <text:p>44.22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2" calcext:value-type="float">
            <text:p>89232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84583" calcext:value-type="float">
            <text:p>44.84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3" calcext:value-type="float">
            <text:p>89232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1806" calcext:value-type="float">
            <text:p>47.11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4" calcext:value-type="float">
            <text:p>89232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528" calcext:value-type="float">
            <text:p>49.795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5" calcext:value-type="float">
            <text:p>89232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4028" calcext:value-type="float">
            <text:p>44.74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6" calcext:value-type="float">
            <text:p>89232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3.985" calcext:value-type="float">
            <text:p>33.98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7" calcext:value-type="float">
            <text:p>89232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44194" calcext:value-type="float">
            <text:p>32.441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8" calcext:value-type="float">
            <text:p>89232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8417" calcext:value-type="float">
            <text:p>45.884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49" calcext:value-type="float">
            <text:p>89232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7917" calcext:value-type="float">
            <text:p>44.77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0" calcext:value-type="float">
            <text:p>89232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4167" calcext:value-type="float">
            <text:p>50.54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1" calcext:value-type="float">
            <text:p>89232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389" calcext:value-type="float">
            <text:p>44.01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2" calcext:value-type="float">
            <text:p>89232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806" calcext:value-type="float">
            <text:p>41.94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3" calcext:value-type="float">
            <text:p>89232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972" calcext:value-type="float">
            <text:p>48.349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4" calcext:value-type="float">
            <text:p>89232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95111" calcext:value-type="float">
            <text:p>34.95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5" calcext:value-type="float">
            <text:p>89232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556" calcext:value-type="float">
            <text:p>32.15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6" calcext:value-type="float">
            <text:p>89232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55" calcext:value-type="float">
            <text:p>38.95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7" calcext:value-type="float">
            <text:p>89232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07833" calcext:value-type="float">
            <text:p>45.07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8" calcext:value-type="float">
            <text:p>89232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9444" calcext:value-type="float">
            <text:p>32.39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59" calcext:value-type="float">
            <text:p>89232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56333" calcext:value-type="float">
            <text:p>45.56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0" calcext:value-type="float">
            <text:p>89232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9611" calcext:value-type="float">
            <text:p>42.196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1" calcext:value-type="float">
            <text:p>89232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39556" calcext:value-type="float">
            <text:p>42.39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2" calcext:value-type="float">
            <text:p>89232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6444" calcext:value-type="float">
            <text:p>44.56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3" calcext:value-type="float">
            <text:p>89232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333" calcext:value-type="float">
            <text:p>45.82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4" calcext:value-type="float">
            <text:p>89232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3167" calcext:value-type="float">
            <text:p>45.93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5" calcext:value-type="float">
            <text:p>89232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7028" calcext:value-type="float">
            <text:p>39.97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6" calcext:value-type="float">
            <text:p>89232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694" calcext:value-type="float">
            <text:p>49.35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7" calcext:value-type="float">
            <text:p>89232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19083" calcext:value-type="float">
            <text:p>42.190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8" calcext:value-type="float">
            <text:p>89232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05278" calcext:value-type="float">
            <text:p>53.052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69" calcext:value-type="float">
            <text:p>89232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12722" calcext:value-type="float">
            <text:p>47.12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0" calcext:value-type="float">
            <text:p>89232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8806" calcext:value-type="float">
            <text:p>49.78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1" calcext:value-type="float">
            <text:p>89232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60056" calcext:value-type="float">
            <text:p>38.60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2" calcext:value-type="float">
            <text:p>89232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93583" calcext:value-type="float">
            <text:p>40.93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3" calcext:value-type="float">
            <text:p>89232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93472" calcext:value-type="float">
            <text:p>40.934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4" calcext:value-type="float">
            <text:p>89232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2" calcext:value-type="float">
            <text:p>32.3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5" calcext:value-type="float">
            <text:p>89232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7625" calcext:value-type="float">
            <text:p>40.76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6" calcext:value-type="float">
            <text:p>89232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01806" calcext:value-type="float">
            <text:p>41.018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7" calcext:value-type="float">
            <text:p>89232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89444" calcext:value-type="float">
            <text:p>32.89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8" calcext:value-type="float">
            <text:p>89232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33722" calcext:value-type="float">
            <text:p>32.33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79" calcext:value-type="float">
            <text:p>89232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1444" calcext:value-type="float">
            <text:p>45.21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0" calcext:value-type="float">
            <text:p>89232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16194" calcext:value-type="float">
            <text:p>45.161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1" calcext:value-type="float">
            <text:p>89232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4306" calcext:value-type="float">
            <text:p>42.84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2" calcext:value-type="float">
            <text:p>89232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9333" calcext:value-type="float">
            <text:p>49.593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3" calcext:value-type="float">
            <text:p>89232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32056" calcext:value-type="float">
            <text:p>52.32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4" calcext:value-type="float">
            <text:p>89232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6667" calcext:value-type="float">
            <text:p>46.56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5" calcext:value-type="float">
            <text:p>89232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6917" calcext:value-type="float">
            <text:p>46.36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6" calcext:value-type="float">
            <text:p>89232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05528" calcext:value-type="float">
            <text:p>45.055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7" calcext:value-type="float">
            <text:p>89232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8" calcext:value-type="float">
            <text:p>47.4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8" calcext:value-type="float">
            <text:p>89232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6944" calcext:value-type="float">
            <text:p>47.46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89" calcext:value-type="float">
            <text:p>89232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20306" calcext:value-type="float">
            <text:p>48.20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0" calcext:value-type="float">
            <text:p>89232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2694" calcext:value-type="float">
            <text:p>42.92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1" calcext:value-type="float">
            <text:p>89232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583" calcext:value-type="float">
            <text:p>49.575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2" calcext:value-type="float">
            <text:p>89232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37028" calcext:value-type="float">
            <text:p>47.3702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3" calcext:value-type="float">
            <text:p>89232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5833" calcext:value-type="float">
            <text:p>44.05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4" calcext:value-type="float">
            <text:p>89232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7389" calcext:value-type="float">
            <text:p>44.37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5" calcext:value-type="float">
            <text:p>89232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83861" calcext:value-type="float">
            <text:p>42.83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6" calcext:value-type="float">
            <text:p>89232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14167" calcext:value-type="float">
            <text:p>38.141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7" calcext:value-type="float">
            <text:p>89232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4139" calcext:value-type="float">
            <text:p>49.741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8" calcext:value-type="float">
            <text:p>89232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57722" calcext:value-type="float">
            <text:p>42.57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299" calcext:value-type="float">
            <text:p>89232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7639" calcext:value-type="float">
            <text:p>46.976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0" calcext:value-type="float">
            <text:p>89233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8861" calcext:value-type="float">
            <text:p>46.58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1" calcext:value-type="float">
            <text:p>89233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8556" calcext:value-type="float">
            <text:p>46.58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2" calcext:value-type="float">
            <text:p>89233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54556" calcext:value-type="float">
            <text:p>40.545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3" calcext:value-type="float">
            <text:p>89233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52778" calcext:value-type="float">
            <text:p>40.527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4" calcext:value-type="float">
            <text:p>8923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667" calcext:value-type="float">
            <text:p>50.45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5" calcext:value-type="float">
            <text:p>89233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111" calcext:value-type="float">
            <text:p>50.02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6" calcext:value-type="float">
            <text:p>89233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6278" calcext:value-type="float">
            <text:p>53.562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7" calcext:value-type="float">
            <text:p>89233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47722" calcext:value-type="float">
            <text:p>52.47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8" calcext:value-type="float">
            <text:p>89233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355" calcext:value-type="float">
            <text:p>40.35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09" calcext:value-type="float">
            <text:p>89233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4.21306" calcext:value-type="float">
            <text:p>34.2130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0" calcext:value-type="float">
            <text:p>89233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9667" calcext:value-type="float">
            <text:p>32.0966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1" calcext:value-type="float">
            <text:p>89233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375" calcext:value-type="float">
            <text:p>50.737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2" calcext:value-type="float">
            <text:p>89233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4778" calcext:value-type="float">
            <text:p>44.04778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3" calcext:value-type="float">
            <text:p>89233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475" calcext:value-type="float">
            <text:p>44.347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4" calcext:value-type="float">
            <text:p>89233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6917" calcext:value-type="float">
            <text:p>43.06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5" calcext:value-type="float">
            <text:p>89233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5889" calcext:value-type="float">
            <text:p>45.45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6" calcext:value-type="float">
            <text:p>89233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78944" calcext:value-type="float">
            <text:p>44.789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7" calcext:value-type="float">
            <text:p>89233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1444" calcext:value-type="float">
            <text:p>41.9144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8" calcext:value-type="float">
            <text:p>89233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60833" calcext:value-type="float">
            <text:p>44.60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19" calcext:value-type="float">
            <text:p>89233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01917" calcext:value-type="float">
            <text:p>43.01917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0" calcext:value-type="float">
            <text:p>89233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99694" calcext:value-type="float">
            <text:p>42.99694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1" calcext:value-type="float">
            <text:p>89233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7111" calcext:value-type="float">
            <text:p>49.6711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2" calcext:value-type="float">
            <text:p>89233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96722" calcext:value-type="float">
            <text:p>38.967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3" calcext:value-type="float">
            <text:p>89233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8833" calcext:value-type="float">
            <text:p>49.1883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4" calcext:value-type="float">
            <text:p>89233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76889" calcext:value-type="float">
            <text:p>39.76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5" calcext:value-type="float">
            <text:p>89233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31389" calcext:value-type="float">
            <text:p>43.313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6" calcext:value-type="float">
            <text:p>89233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76472" calcext:value-type="float">
            <text:p>39.7647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7" calcext:value-type="float">
            <text:p>89233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056" calcext:value-type="float">
            <text:p>32.13056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8" calcext:value-type="float">
            <text:p>89233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5889" calcext:value-type="float">
            <text:p>32.1588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29" calcext:value-type="float">
            <text:p>89233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825" calcext:value-type="float">
            <text:p>32.1825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0" calcext:value-type="float">
            <text:p>89233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05139" calcext:value-type="float">
            <text:p>32.05139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1" calcext:value-type="float">
            <text:p>89233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222" calcext:value-type="float">
            <text:p>32.16222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2" calcext:value-type="float">
            <text:p>89233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6861" calcext:value-type="float">
            <text:p>32.16861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3" calcext:value-type="float">
            <text:p>89233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2.13083" calcext:value-type="float">
            <text:p>32.13083</text:p>
          </table:table-cell>
          <table:table-cell office:value-type="string" calcext:value-type="string">
            <text:p>17/05/2022 – 16:33</text:p>
          </table:table-cell>
          <table:table-cell/>
          <table:table-cell office:value-type="float" office:value="8923334" calcext:value-type="float">
            <text:p>89233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1</text:p>
          </table:table-cell>
          <table:table-cell office:value-type="string" calcext:value-type="string">
            <text:p>local</text:p>
          </table:table-cell>
          <table:table-cell table:style-name="Default"/>
          <table:table-cell/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2</text:p>
          </table:table-cell>
          <table:table-cell office:value-type="string" calcext:value-type="string">
            <text:p>local</text:p>
          </table:table-cell>
          <table:table-cell table:style-name="Default"/>
          <table:table-cell/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_50level_chain3</text:p>
          </table:table-cell>
          <table:table-cell office:value-type="string" calcext:value-type="string">
            <text:p>local</text:p>
          </table:table-cell>
          <table:table-cell table:style-name="Default"/>
          <table:table-cell/>
          <table:table-cell office:value-type="string" calcext:value-type="string">
            <text:p>31/05/2022 – 16:28</text:p>
          </table:table-cell>
          <table:table-cell table:number-columns-repeated="1015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0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1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0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1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2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3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4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5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6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7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8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1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2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3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4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5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6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7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8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299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50level_03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6:23:48.1873342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3.2$Linux_X86_64 LibreOffice_project/30$Build-2</meta:generator>
    <dc:date>2022-05-31T16:28:44.295962260</dc:date>
    <meta:editing-duration>P5DT18H5M37S</meta:editing-duration>
    <meta:editing-cycles>247</meta:editing-cycles>
    <meta:document-statistic meta:table-count="1" meta:cell-count="9351" meta:object-count="0"/>
  </office:meta>
</office:document-meta>
</file>